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44305"/>
    </style:style>
    <style:style style:name="T1" style:family="text">
      <style:text-properties officeooo:rsid="0004430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28"/>Compte Rendu Projet Coffret Gourmand </text:p>
      <text:p text:style-name="P1"/>
      <text:p text:style-name="P1">Pour le GitHub j’<text:span text:style-name="T1">ai </text:span>t crée un compte <text:span text:style-name="T1">ensuite rejoint le répertoire que mon camarade Yanis à crée,puis </text:span>j’ai donc <text:span text:style-name="T1">mit <text:s/></text:span>ce fichier-là. Lors du travail en classe sur le projet, j’ai répondu et écrit les questions de la mission 1.<text:span text:style-name="T1">Puis j’ai effectuer des recherches <text:s/>des composant pour la mission </text:span>2 en <text:span text:style-name="T1">suivant</text:span> budget <text:span text:style-name="T1">demandé</text:span>.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0T13:08:53.033000000</meta:creation-date>
    <dc:date>2023-09-20T13:19:29.942000000</dc:date>
    <meta:editing-duration>PT10M37S</meta:editing-duration>
    <meta:editing-cycles>1</meta:editing-cycles>
    <meta:document-statistic meta:table-count="0" meta:image-count="0" meta:object-count="0" meta:page-count="1" meta:paragraph-count="2" meta:word-count="60" meta:character-count="385" meta:non-whitespace-character-count="295"/>
    <meta:generator>LibreOffice/7.5.3.2$Windows_X86_64 LibreOffice_project/9f56dff12ba03b9acd7730a5a481eea045e468f3</meta:generator>
  </office:meta>
</office:document-meta>
</file>